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2">
      <style:paragraph-properties fo:text-align="start" style:justify-single-word="false"/>
      <style:text-properties officeooo:rsid="0002d626" officeooo:paragraph-rsid="0002d626"/>
    </style:style>
    <style:style style:name="P2" style:family="paragraph" style:parent-style-name="Standard">
      <style:paragraph-properties fo:text-align="start" style:justify-single-word="false"/>
      <style:text-properties officeooo:rsid="0002d626" officeooo:paragraph-rsid="0002d626"/>
    </style:style>
    <style:style style:name="P3" style:family="paragraph" style:parent-style-name="Standard">
      <style:paragraph-properties fo:text-align="center" style:justify-single-word="false"/>
      <style:text-properties style:text-underline-style="solid" style:text-underline-width="auto" style:text-underline-color="font-color" officeooo:rsid="0002d626" officeooo:paragraph-rsid="0002d626"/>
    </style:style>
    <style:style style:name="P4" style:family="paragraph" style:parent-style-name="Standard">
      <style:paragraph-properties fo:text-align="start" style:justify-single-word="false"/>
      <style:text-properties style:text-underline-style="solid" style:text-underline-width="auto" style:text-underline-color="font-color" officeooo:rsid="0002d626" officeooo:paragraph-rsid="0002d626" fo:background-color="#ffff99"/>
    </style:style>
    <style:style style:name="P5" style:family="paragraph" style:parent-style-name="Standard">
      <style:paragraph-properties fo:text-align="start" style:justify-single-word="false"/>
      <style:text-properties style:text-underline-style="solid" style:text-underline-width="auto" style:text-underline-color="font-color" officeooo:rsid="0004350f" officeooo:paragraph-rsid="0004350f"/>
    </style:style>
    <style:style style:name="P6" style:family="paragraph" style:parent-style-name="Standard">
      <style:paragraph-properties fo:text-align="start" style:justify-single-word="false"/>
      <style:text-properties style:text-underline-style="solid" style:text-underline-width="auto" style:text-underline-color="font-color" fo:font-weight="bold" officeooo:rsid="0007190f" officeooo:paragraph-rsid="0007190f" style:font-weight-asian="bold" style:font-weight-complex="bold"/>
    </style:style>
    <style:style style:name="P7" style:family="paragraph" style:parent-style-name="Standard">
      <style:paragraph-properties fo:text-align="start" style:justify-single-word="false"/>
      <style:text-properties style:text-underline-style="none" officeooo:rsid="0002d626" officeooo:paragraph-rsid="0002d626"/>
    </style:style>
    <style:style style:name="P8" style:family="paragraph" style:parent-style-name="Standard" style:list-style-name="L1">
      <style:paragraph-properties fo:text-align="start" style:justify-single-word="false"/>
      <style:text-properties style:text-underline-style="none" officeooo:rsid="0002d626" officeooo:paragraph-rsid="0002d626"/>
    </style:style>
    <style:style style:name="P9" style:family="paragraph" style:parent-style-name="Standard" style:list-style-name="L3">
      <style:paragraph-properties fo:text-align="start" style:justify-single-word="false"/>
      <style:text-properties style:text-underline-style="none" officeooo:rsid="0002d626" officeooo:paragraph-rsid="0002d626" fo:background-color="#ffff99"/>
    </style:style>
    <style:style style:name="P10" style:family="paragraph" style:parent-style-name="Standard">
      <style:paragraph-properties fo:text-align="start" style:justify-single-word="false"/>
      <style:text-properties style:text-underline-style="none" officeooo:rsid="0002d626" officeooo:paragraph-rsid="0002d626" fo:background-color="#ffff99"/>
    </style:style>
    <style:style style:name="P11" style:family="paragraph" style:parent-style-name="Standard">
      <style:paragraph-properties fo:text-align="start" style:justify-single-word="false"/>
      <style:text-properties style:text-underline-style="none" officeooo:rsid="0004350f" officeooo:paragraph-rsid="0004350f" fo:background-color="transparent"/>
    </style:style>
    <style:style style:name="P12" style:family="paragraph" style:parent-style-name="Standard" style:list-style-name="L4">
      <style:paragraph-properties fo:text-align="start" style:justify-single-word="false"/>
      <style:text-properties style:text-underline-style="none" officeooo:rsid="0004350f" officeooo:paragraph-rsid="0004350f" fo:background-color="transparent"/>
    </style:style>
    <style:style style:name="P13" style:family="paragraph" style:parent-style-name="Standard">
      <style:paragraph-properties fo:text-align="start" style:justify-single-word="false"/>
      <style:text-properties style:text-underline-style="none" officeooo:rsid="0004350f" officeooo:paragraph-rsid="0004350f"/>
    </style:style>
    <style:style style:name="P14" style:family="paragraph" style:parent-style-name="Standard" style:list-style-name="L5">
      <style:paragraph-properties fo:text-align="start" style:justify-single-word="false"/>
      <style:text-properties style:text-underline-style="none" officeooo:rsid="0004350f" officeooo:paragraph-rsid="0004350f"/>
    </style:style>
    <style:style style:name="P15" style:family="paragraph" style:parent-style-name="Standard" style:list-style-name="L6">
      <style:paragraph-properties fo:text-align="start" style:justify-single-word="false"/>
      <style:text-properties style:text-underline-style="none" officeooo:rsid="0004350f" officeooo:paragraph-rsid="0004350f"/>
    </style:style>
    <style:style style:name="P16" style:family="paragraph" style:parent-style-name="Standard" style:list-style-name="L8">
      <style:paragraph-properties fo:text-align="start" style:justify-single-word="false"/>
      <style:text-properties style:text-underline-style="none" officeooo:rsid="0004350f" officeooo:paragraph-rsid="0004350f"/>
    </style:style>
    <style:style style:name="P17" style:family="paragraph" style:parent-style-name="Standard" style:list-style-name="L10">
      <style:paragraph-properties fo:text-align="start" style:justify-single-word="false"/>
      <style:text-properties style:text-underline-style="none" officeooo:rsid="0004350f" officeooo:paragraph-rsid="0004350f"/>
    </style:style>
    <style:style style:name="P18" style:family="paragraph" style:parent-style-name="Standard" style:list-style-name="L10">
      <style:paragraph-properties fo:text-align="start" style:justify-single-word="false"/>
      <style:text-properties style:text-underline-style="none" officeooo:rsid="0006192a" officeooo:paragraph-rsid="0006192a"/>
    </style:style>
    <style:style style:name="P19" style:family="paragraph" style:parent-style-name="Standard" style:list-style-name="L8">
      <style:paragraph-properties fo:text-align="start" style:justify-single-word="false"/>
      <style:text-properties style:text-underline-style="none" officeooo:rsid="0006192a" officeooo:paragraph-rsid="0006192a"/>
    </style:style>
    <style:style style:name="P20" style:family="paragraph" style:parent-style-name="Standard">
      <style:paragraph-properties fo:text-align="start" style:justify-single-word="false"/>
      <style:text-properties style:text-underline-style="none" officeooo:rsid="0006192a" officeooo:paragraph-rsid="0006192a"/>
    </style:style>
    <style:style style:name="P21" style:family="paragraph" style:parent-style-name="Standard" style:list-style-name="L11">
      <style:paragraph-properties fo:text-align="start" style:justify-single-word="false"/>
      <style:text-properties style:text-underline-style="none" officeooo:rsid="0006192a" officeooo:paragraph-rsid="0006192a"/>
    </style:style>
    <style:style style:name="P22" style:family="paragraph" style:parent-style-name="Standard" style:list-style-name="L12">
      <style:paragraph-properties fo:text-align="start" style:justify-single-word="false"/>
      <style:text-properties style:text-underline-style="none" officeooo:rsid="0006192a" officeooo:paragraph-rsid="0006192a"/>
    </style:style>
    <style:style style:name="P23" style:family="paragraph" style:parent-style-name="Standard" style:list-style-name="L13">
      <style:paragraph-properties fo:text-align="start" style:justify-single-word="false"/>
      <style:text-properties style:text-underline-style="none" officeooo:rsid="0006192a" officeooo:paragraph-rsid="0006192a"/>
    </style:style>
    <style:style style:name="P24" style:family="paragraph" style:parent-style-name="Standard" style:list-style-name="L14">
      <style:paragraph-properties fo:text-align="start" style:justify-single-word="false"/>
      <style:text-properties style:text-underline-style="none" officeooo:rsid="0006192a" officeooo:paragraph-rsid="0006192a"/>
    </style:style>
    <style:style style:name="P25" style:family="paragraph" style:parent-style-name="Standard" style:list-style-name="L15">
      <style:paragraph-properties fo:text-align="start" style:justify-single-word="false"/>
      <style:text-properties style:text-underline-style="none" officeooo:rsid="0006192a" officeooo:paragraph-rsid="0006192a"/>
    </style:style>
    <style:style style:name="P26" style:family="paragraph" style:parent-style-name="Standard" style:list-style-name="L17">
      <style:paragraph-properties fo:text-align="start" style:justify-single-word="false"/>
      <style:text-properties style:text-underline-style="none" officeooo:rsid="0006192a" officeooo:paragraph-rsid="0006192a"/>
    </style:style>
    <style:style style:name="P27" style:family="paragraph" style:parent-style-name="Standard" style:list-style-name="L18">
      <style:paragraph-properties fo:text-align="start" style:justify-single-word="false"/>
      <style:text-properties style:text-underline-style="none" officeooo:rsid="0006192a" officeooo:paragraph-rsid="0006192a"/>
    </style:style>
    <style:style style:name="P28" style:family="paragraph" style:parent-style-name="Standard" style:list-style-name="L15">
      <style:paragraph-properties fo:text-align="start" style:justify-single-word="false"/>
      <style:text-properties style:text-underline-style="none" officeooo:rsid="0007190f" officeooo:paragraph-rsid="0007190f"/>
    </style:style>
    <style:style style:name="P29" style:family="paragraph" style:parent-style-name="Standard">
      <style:paragraph-properties fo:text-align="start" style:justify-single-word="false"/>
      <style:text-properties style:text-underline-style="none" officeooo:rsid="0007190f" officeooo:paragraph-rsid="0007190f"/>
    </style:style>
    <style:style style:name="P30" style:family="paragraph" style:parent-style-name="Standard" style:list-style-name="L19">
      <style:paragraph-properties fo:text-align="start" style:justify-single-word="false"/>
      <style:text-properties style:text-underline-style="none" officeooo:rsid="0007190f" officeooo:paragraph-rsid="0007190f"/>
    </style:style>
    <style:style style:name="P31" style:family="paragraph" style:parent-style-name="Standard" style:list-style-name="L20">
      <style:paragraph-properties fo:text-align="start" style:justify-single-word="false"/>
      <style:text-properties style:text-underline-style="none" officeooo:rsid="0007190f" officeooo:paragraph-rsid="0007190f"/>
    </style:style>
    <style:style style:name="P32" style:family="paragraph" style:parent-style-name="Standard" style:list-style-name="L21">
      <style:paragraph-properties fo:text-align="start" style:justify-single-word="false"/>
      <style:text-properties style:text-underline-style="none" officeooo:rsid="0007190f" officeooo:paragraph-rsid="0007190f"/>
    </style:style>
    <style:style style:name="P33" style:family="paragraph" style:parent-style-name="Standard">
      <style:paragraph-properties fo:text-align="start" style:justify-single-word="false"/>
      <style:text-properties officeooo:paragraph-rsid="0002d626"/>
    </style:style>
    <style:style style:name="P34" style:family="paragraph" style:parent-style-name="Standard" style:list-style-name="L2">
      <style:paragraph-properties fo:text-align="start" style:justify-single-word="false"/>
      <style:text-properties officeooo:paragraph-rsid="0002d626"/>
    </style:style>
    <style:style style:name="P35" style:family="paragraph" style:parent-style-name="Standard" style:list-style-name="L7">
      <style:paragraph-properties fo:text-align="start" style:justify-single-word="false"/>
      <style:text-properties officeooo:paragraph-rsid="0004350f"/>
    </style:style>
    <style:style style:name="P36" style:family="paragraph" style:parent-style-name="Standard">
      <style:paragraph-properties fo:text-align="start" style:justify-single-word="false"/>
      <style:text-properties officeooo:paragraph-rsid="0007190f"/>
    </style:style>
    <style:style style:name="P37" style:family="paragraph" style:parent-style-name="Standard" style:list-style-name="L21">
      <style:paragraph-properties fo:text-align="start" style:justify-single-word="false"/>
      <style:text-properties officeooo:paragraph-rsid="0007190f"/>
    </style:style>
    <style:style style:name="P38" style:family="paragraph" style:parent-style-name="Standard">
      <style:paragraph-properties fo:text-align="start" style:justify-single-word="false"/>
      <style:text-properties officeooo:rsid="0007190f" officeooo:paragraph-rsid="0007190f"/>
    </style:style>
    <style:style style:name="T1" style:family="text">
      <style:text-properties style:text-underline-style="none"/>
    </style:style>
    <style:style style:name="T2" style:family="text">
      <style:text-properties style:text-underline-style="none" officeooo:rsid="0002d626"/>
    </style:style>
    <style:style style:name="T3" style:family="text">
      <style:text-properties style:text-underline-style="none" officeooo:rsid="0007190f"/>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style="normal" officeooo:rsid="0006192a" style:font-style-asian="normal" style:font-style-complex="normal"/>
    </style:style>
    <style:style style:name="T8" style:family="text">
      <style:text-properties fo:font-style="normal" officeooo:rsid="0007190f" style:font-style-asian="normal" style:font-style-complex="normal"/>
    </style:style>
    <style:style style:name="T9" style:family="text">
      <style:text-properties fo:font-style="normal" style:text-underline-style="solid" style:text-underline-width="auto" style:text-underline-color="font-color" style:font-style-asian="normal" style:font-style-complex="normal"/>
    </style:style>
    <style:style style:name="T10" style:family="text">
      <style:text-properties fo:font-style="normal" style:text-underline-style="solid" style:text-underline-width="auto" style:text-underline-color="font-color" officeooo:rsid="0007190f" style:font-style-asian="normal" style:font-style-complex="normal"/>
    </style:style>
    <style:style style:name="T11" style:family="text">
      <style:text-properties fo:font-style="normal" style:text-underline-style="none" officeooo:rsid="0004350f" style:font-style-asian="normal" style:font-style-complex="normal"/>
    </style:style>
    <style:style style:name="T12" style:family="text">
      <style:text-properties style:text-position="super 58%"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4846in" fo:text-indent="-0.25in" fo:margin-left="0.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46in" fo:text-indent="-0.25in" fo:margin-left="0.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n example of the functionality of the STD tool</text:p>
      <text:p text:style-name="P3"/>
      <text:p text:style-name="P7">Upon Double clicking the XML_Parser executable, a file dialog box will open, asking for the “STD Folder”. This is a folder which should be contained inside the “icd” folder (current location is simulation/dev/common/icd/). </text:p>
      <text:list xml:id="list3347278213704232516" text:style-name="L1">
        <text:list-item>
          <text:p text:style-name="P8">This folder will contain sub folders, one for each model. The user must not select a sub folder inside this folder, otherwise the tool will only load this selected sub folder. </text:p>
        </text:list-item>
        <text:list-item>
          <text:p text:style-name="P8">Only the “std” folder must be selected</text:p>
        </text:list-item>
      </text:list>
      <text:p text:style-name="P7"/>
      <text:p text:style-name="P5">The ICDs tab</text:p>
      <text:p text:style-name="P33"><text:span text:style-name="T2">Once this folder has been selected, clicking open will open the user to the unsorted diagram screen.</text:span></text:p>
      <text:list xml:id="list7090067837047838916" text:style-name="L2">
        <text:list-item>
          <text:p text:style-name="P34"><text:span text:style-name="T2">The left side of the screen contains a list off all loaded stdIcds. The user can click each entry and this icd will become the currently selected ICD.</text:span></text:p>
        </text:list-item>
        <text:list-item>
          <text:p text:style-name="P1"><text:span text:style-name="T1">The right side of the screen contains a drawn data exchange diagram.</text:span></text:p>
        </text:list-item>
      </text:list>
      <text:p text:style-name="P2"/>
      <text:p text:style-name="P4">Guide to the diagrams</text:p>
      <text:list xml:id="list1255218295094366152" text:style-name="L3">
        <text:list-item>
          <text:p text:style-name="P9">Each rectangle at the top of the diagram is a Model. This models name is written inside the rectangle. The line leading down from this rectangle is <text:span text:style-name="T4">this models</text:span> <text:span text:style-name="T6">line.</text:span></text:p>
        </text:list-item>
        <text:list-item>
          <text:p text:style-name="P9"><text:span text:style-name="T6">Each horizontal line is a data transfer, with the red arrow showing the direction of data travel.</text:span></text:p>
        </text:list-item>
        <text:list-item>
          <text:p text:style-name="P9"><text:span text:style-name="T6">The title at the top of the diagram can not be changed for the unsorted diagram, but can be changed for Functions and Tasks.</text:span></text:p>
        </text:list-item>
      </text:list>
      <text:p text:style-name="P10"/>
      <text:p text:style-name="P11"><text:span text:style-name="T6">If I click “IcdModelAdu”. The program will read the stdIcd XML file, (not the stock ICD file) and draw a diagram, showing the Adu model as the left most rectangle in the diagram, and all proceeding models to the right.</text:span></text:p>
      <text:list xml:id="list7089062131918440334" text:style-name="L4">
        <text:list-item>
          <text:p text:style-name="P12"><text:span text:style-name="T6">If the diagram can be navigated with scroll bars around the diagram scene, if the diagram is too large to fit in the diagram viewport.</text:span></text:p>
        </text:list-item>
      </text:list>
      <text:p text:style-name="P11"><text:span text:style-name="T6"/></text:p>
      <text:p text:style-name="P13"><text:span text:style-name="T6">Above the ICD list, are the 3 tabs used to navigate the different views the tool offers: </text:span></text:p>
      <text:list xml:id="list6828823271719264368" text:style-name="L5">
        <text:list-item>
          <text:p text:style-name="P14"><text:span text:style-name="T6">ICDs (The current view)</text:span></text:p>
        </text:list-item>
        <text:list-item>
          <text:p text:style-name="P14"><text:span text:style-name="T6">Functions</text:span></text:p>
        </text:list-item>
        <text:list-item>
          <text:p text:style-name="P14"><text:span text:style-name="T6">Tasks</text:span></text:p>
        </text:list-item>
      </text:list>
      <text:p text:style-name="P13"/>
      <text:p text:style-name="P5">The Functions Tab</text:p>
      <text:p text:style-name="P13"><text:span text:style-name="T6">If the user clicks the Functions tab, a new view ill be visible to the user. This view is again separated into 2 sections</text:span></text:p>
      <text:list xml:id="list5244405221386554635" text:style-name="L6">
        <text:list-item>
          <text:p text:style-name="P15"><text:span text:style-name="T6">The Top section is another diagram, this is the starting view for any new function the user will want to create. In this view, instead of the selected Model's rectangle being directly on the left, we have a new object, the “pilot” object. This object represents the pilots interaction within this function. Any way in which the pilot has input on the function, the data exchange arrow, just like in the unsorted diagram, will begin here.</text:span></text:p>
        </text:list-item>
        <text:list-item>
          <text:p text:style-name="P15"><text:span text:style-name="T6">The lower section contains a box called Message Names. This box will contain and subscribed or published messaged that have to do with the currently selected ICD. </text:span></text:p>
          <text:list>
            <text:list-item>
              <text:p text:style-name="P15"><text:span text:style-name="T6">By clicking the arrow next to Pub (“published messages”), and expanding the selection, the user will see a list of all messages the ICD can currently publish, and expanding these selections further will show a list of all parameters included in these messages.</text:span></text:p>
            </text:list-item>
            <text:list-item>
              <text:p text:style-name="P15"><text:span text:style-name="T6">By clicking the arrow next to Sub (“Subscribed messages”), and expanding the selection, the user will see a list of all messages the ICD can currently receive, and expanding these selections further will show a list of all parameters included in these messages. </text:span></text:p>
              <text:list>
                <text:list-item>
                  <text:p text:style-name="P15"><text:span text:style-name="T6">NOTE: If the ICD that did publishes these subscribed messages is not loaded at the </text:span><text:soft-page-break/><text:span text:style-name="T6">start of the program, they will not be available to add to the diagram.</text:span></text:p>
                </text:list-item>
              </text:list>
            </text:list-item>
          </text:list>
        </text:list-item>
      </text:list>
      <text:p text:style-name="P13"/>
      <text:p text:style-name="P5"><text:span text:style-name="T6">Creating a function</text:span></text:p>
      <text:p text:style-name="P13"><text:span text:style-name="T6">To create our first function, we should first </text:span><text:span text:style-name="T9">name our diagram</text:span><text:span text:style-name="T6">. </text:span></text:p>
      <text:list xml:id="list582254290744643719" text:style-name="L7">
        <text:list-item>
          <text:p text:style-name="P35"><text:span text:style-name="T11">To do this, click the “Diagram...” menu in the toolbar at the top of the window, and then click “Rename”. The user will then be shown a dialog box asking for the new name for the function. The dialog box will show the current title for the function, which will just be the name of the Icd we have selected. The function can be called anything the user wishes. Click Ok to confirm the new name.</text:span></text:p>
        </text:list-item>
      </text:list>
      <text:p text:style-name="P13"><text:span text:style-name="T6">Then we should </text:span><text:span text:style-name="T9">add some messages</text:span><text:span text:style-name="T6">.</text:span></text:p>
      <text:list xml:id="list2728000280169695922" text:style-name="L8">
        <text:list-item>
          <text:p text:style-name="P16"><text:span text:style-name="T6">'To add a message to the diagram, select it in the lower box, so that it is highlighted. The user can add both individual parameters, and whole Message blocks by selecting the item with the small triangle, that we clicked earlier to expand the selection.</text:span></text:p>
        </text:list-item>
        <text:list-item>
          <text:p text:style-name="P16"><text:span text:style-name="T6">Once the selection is highlighted, clicking “Add Data Exchange” button will add the message to the diagram, in the lowest slot. With nothing in our diagram, this will be the only exchange currently in our diagram.</text:span></text:p>
        </text:list-item>
        <text:list-item>
          <text:p text:style-name="P16"><text:span text:style-name="T6">The user can add as many messages as the like and the scroll bars next to the diagram allow navigation.</text:span></text:p>
          <text:list>
            <text:list-item>
              <text:p text:style-name="P19"><text:span text:style-name="T6">Note: Adding messages does not remove them from the message browser, allowing multiple instances of a message to be added to the diagram</text:span></text:p>
            </text:list-item>
          </text:list>
        </text:list-item>
      </text:list>
      <text:p text:style-name="P13"><text:span text:style-name="T6">Maybe we want to </text:span><text:span text:style-name="T9">Edit and remove messages</text:span></text:p>
      <text:list xml:id="list3652434613993464847" text:style-name="L10">
        <text:list-item>
          <text:p text:style-name="P17"><text:span text:style-name="T6">If we need to delete a message selecting the </text:span><text:span text:style-name="T7">the data exchange by clicking on the name of it, will select that message. This is should put a border around the label, to signal it is selected.</text:span></text:p>
        </text:list-item>
        <text:list-item>
          <text:p text:style-name="P18"><text:span text:style-name="T6">Once we have a selected message, right clicking the diagram will pop up a context menu that will have 6 options, the top 3 are the ones we need:</text:span></text:p>
          <text:list>
            <text:list-item>
              <text:p text:style-name="P18"><text:span text:style-name="T6">“Move Up” will move the selected message up </text:span><text:span text:style-name="T9">once</text:span><text:span text:style-name="T6"> and move the one above this message down one. </text:span></text:p>
            </text:list-item>
            <text:list-item>
              <text:p text:style-name="P18"><text:span text:style-name="T6">“Move Down” does the same in reverse</text:span></text:p>
            </text:list-item>
            <text:list-item>
              <text:p text:style-name="P18"><text:span text:style-name="T6">“Delete” removes the message from the diagram.</text:span></text:p>
            </text:list-item>
          </text:list>
        </text:list-item>
      </text:list>
      <text:p text:style-name="P20"><text:span text:style-name="T6">If we need </text:span><text:span text:style-name="T9">Pilot Interaction</text:span></text:p>
      <text:list xml:id="list309438347774828235" text:style-name="L11">
        <text:list-item>
          <text:p text:style-name="P21"><text:span text:style-name="T6">Clicking the pilot interaction button, allows us to add our pilot interaction to the function.</text:span></text:p>
          <text:list>
            <text:list-item>
              <text:p text:style-name="P21"><text:span text:style-name="T6">First a dialog box opens asking what our interaction is: This is what will show on the diagram</text:span></text:p>
            </text:list-item>
            <text:list-item>
              <text:p text:style-name="P21"><text:span text:style-name="T6">Then a 2</text:span><text:span text:style-name="T12">nd</text:span><text:span text:style-name="T6"> diagram box open asking which part of the diagram the Pilot interacts with. Usually this will just be the selected ICD's rectangle, but allows for more options. This only lists any the selected icds published messages.</text:span></text:p>
            </text:list-item>
            <text:list-item>
              <text:p text:style-name="P21"><text:span text:style-name="T6">Removing and reordering pilot interactions is the same as all data exchanges, click to select the right click for the context menu.</text:span></text:p>
            </text:list-item>
          </text:list>
        </text:list-item>
      </text:list>
      <text:p text:style-name="P29"><text:span text:style-name="T6">If you need to </text:span><text:span text:style-name="T9">add any comments</text:span><text:span text:style-name="T6"> to your function</text:span></text:p>
      <text:list xml:id="list5037069481404419322" text:style-name="L19">
        <text:list-item>
          <text:p text:style-name="P30"><text:span text:style-name="T6">Function-&gt;Comments has a text box that allows multi line support for notes on changes or details you feel should be added. This text field is fully editable each time, so careful not to delete past entries.</text:span></text:p>
        </text:list-item>
      </text:list>
      <text:p text:style-name="P20"><text:span text:style-name="T6">To finish our function, we need to </text:span><text:span text:style-name="T9">save it</text:span></text:p>
      <text:list xml:id="list2661946387235470695" text:style-name="L12">
        <text:list-item>
          <text:p text:style-name="P22"><text:span text:style-name="T6">Click the “Function” menu in the top </text:span><text:span text:style-name="T8">task bar</text:span><text:span text:style-name="T6">, and then “Save Function”</text:span></text:p>
          <text:list>
            <text:list-item>
              <text:p text:style-name="P22"><text:span text:style-name="T6">If you have not renamed the function at this time, it will force you to rename the </text:span><text:span text:style-name="T8">function</text:span><text:span text:style-name="T6"> before it will allow you to save the function.</text:span></text:p>
            </text:list-item>
          </text:list>
        </text:list-item>
        <text:list-item>
          <text:p text:style-name="P22"><text:span text:style-name="T6">The next window will ask you to choose the file name. The directory it is showing is the ONLY place the file should be saved, which will be “STDs/**ModelName**/Functions”.</text:span></text:p>
        </text:list-item>
      </text:list>
      <text:p text:style-name="P20"><text:span text:style-name="T6">To </text:span><text:span text:style-name="T9">Export as a JPEG</text:span></text:p>
      <text:list xml:id="list52122920733438492" text:style-name="L13">
        <text:list-item>
          <text:p text:style-name="P23"><text:span text:style-name="T6">The top taskbar, click “Diagram...” and then “Save to JPG”.</text:span></text:p>
          <text:list>
            <text:list-item>
              <text:p text:style-name="P23"><text:span text:style-name="T6">This will again open in the correct directory, and the user SHOULD NOT navigate away </text:span><text:soft-page-break/><text:span text:style-name="T6">from this directory “STDs/**ModelName**/Diagrams”.</text:span></text:p>
            </text:list-item>
          </text:list>
        </text:list-item>
      </text:list>
      <text:p text:style-name="P20"><text:span text:style-name="T6">To </text:span><text:span text:style-name="T9">open our function</text:span><text:span text:style-name="T6"> in the future</text:span></text:p>
      <text:list xml:id="list3359729775080896056" text:style-name="L14">
        <text:list-item>
          <text:p text:style-name="P24"><text:span text:style-name="T6">Ensure the correct Icd is selected on the ICDs tab, before navigating to the Functions tab.</text:span></text:p>
        </text:list-item>
        <text:list-item>
          <text:p text:style-name="P24"><text:span text:style-name="T6">Then select “Function” from the task bar, and then “Open Function”. This should open a file browser, in the correct directory, “STDs/**ModelName**/Functions”, and then simply double click on the function you want to open.</text:span></text:p>
        </text:list-item>
      </text:list>
      <text:p text:style-name="P20"/>
      <text:p text:style-name="P20"><text:span text:style-name="T6">If at any point the </text:span><text:span text:style-name="T9">Style of backgrounds and colors of labels</text:span></text:p>
      <text:list xml:id="list9145150066535502429" text:style-name="L15">
        <text:list-item>
          <text:p text:style-name="P25"><text:span text:style-name="T6">This is the change validation, can be toggled my clicking “Functions” and “Toggle Style On/Off”</text:span></text:p>
        </text:list-item>
        <text:list-item>
          <text:p text:style-name="P28"><text:span text:style-name="T6">If the </text:span><text:span text:style-name="T9">spacing</text:span><text:span text:style-name="T6"> between models needs to be changed to allow longer or shorter data names, this can be changed in “Function”-&gt;”Spacing...”</text:span></text:p>
        </text:list-item>
      </text:list>
      <text:p text:style-name="P29"/>
      <text:p text:style-name="P29"/>
      <text:p text:style-name="P29"/>
      <text:p text:style-name="P29"/>
      <text:p text:style-name="P29"/>
      <text:p text:style-name="P29"/>
      <text:p text:style-name="P29"/>
      <text:p text:style-name="P29"/>
      <text:p text:style-name="P29"/>
      <text:p text:style-name="P29"><text:span text:style-name="T6"/></text:p>
      <text:p text:style-name="P20"/>
      <text:p text:style-name="P20"><text:span text:style-name="T6">Now we have a saved Function, we can move to the </text:span><text:span text:style-name="T9">Tasks view,</text:span><text:span text:style-name="T6"> the third and final tab. Click the 3</text:span><text:span text:style-name="T12">rd</text:span><text:span text:style-name="T6"> Tab, “Tasks” and this will show you a view similar to the ICDs view.</text:span></text:p>
      <text:list xml:id="list3626205954020231628" text:style-name="L17">
        <text:list-item>
          <text:p text:style-name="P26"><text:span text:style-name="T6">The left hand list now shows every function that has been created for currently selected ICD, the program only check in “STDs/**ModelName**/Functions” for functions, hence why they MUST be saved in this directory.</text:span></text:p>
        </text:list-item>
        <text:list-item>
          <text:p text:style-name="P26"><text:span text:style-name="T6">The right hand view shows a new diagram, with two circles.</text:span></text:p>
          <text:list>
            <text:list-item>
              <text:p text:style-name="P26"><text:span text:style-name="T6">The top skinny circle is our start point</text:span></text:p>
            </text:list-item>
            <text:list-item>
              <text:p text:style-name="P26"><text:span text:style-name="T6">The thicker bottom circle is our end point.</text:span></text:p>
            </text:list-item>
          </text:list>
        </text:list-item>
      </text:list>
      <text:p text:style-name="P20"><text:span text:style-name="T9">Adding </text:span><text:span text:style-name="T10">a </text:span><text:span text:style-name="T9">function</text:span><text:span text:style-name="T6"> is as simple as selecting </text:span><text:span text:style-name="T8">it</text:span><text:span text:style-name="T6"> in the list and clicking “Add Function” (below the list).</text:span></text:p>
      <text:p text:style-name="P20"/>
      <text:p text:style-name="P20"><text:span text:style-name="T9">Deleting and reordering</text:span><text:span text:style-name="T6"> functions is the same as in the functions view, select the added function so that you have a border around the label in the diagram, and then right click to view your context menu.</text:span></text:p>
      <text:list xml:id="list729968288376242355" text:style-name="L18">
        <text:list-item>
          <text:p text:style-name="P27"><text:span text:style-name="T6">The extra option on the tasks context menu allows you to quickly view the function you are dealing. </text:span><text:span text:style-name="T8">D</text:span><text:span text:style-name="T6">o not forget, the task you are working on has not been saved, </text:span><text:span text:style-name="T8">selecting a new ICD from the first tab will lose all current work.</text:span></text:p>
        </text:list-item>
      </text:list>
      <text:p text:style-name="P20"/>
      <text:p text:style-name="P20"><text:span text:style-name="T9">Styles</text:span><text:span text:style-name="T6"> can be toggle in much the same way, “Tasks”-&gt; “Toggle Styles On/Off”.</text:span></text:p>
      <text:p text:style-name="P20"/>
      <text:p text:style-name="P29"><text:span text:style-name="T9">Renaming Tasks</text:span><text:span text:style-name="T6"> is in the same place as renaming functions, but will rename your task as long as you are on that tab when selecting the action. Same goes for </text:span><text:span text:style-name="T9">Saving to JPGs.</text:span></text:p>
      <text:p text:style-name="P29"/>
      <text:p text:style-name="P29"/>
      <text:p text:style-name="P29"/>
      <text:p text:style-name="P29"/>
      <text:p text:style-name="P29"/>
      <text:p text:style-name="P29"/>
      <text:p text:style-name="P29"/>
      <text:p text:style-name="P29"><text:soft-page-break/>CHECKING FOR ICD CHANGES **while buggy** is implemented.</text:p>
      <text:p text:style-name="P29"/>
      <text:p text:style-name="P29">Clicking “XMLs” and “Check for ICD changes” Will check all stdIcd's against their ICD counterparts. </text:p>
      <text:p text:style-name="P29"/>
      <text:p text:style-name="P29">If a change is detected, a dialog box will let the user know that a message requires their input. It will tell the user the owner and name of the message, and ask whether the user wishes to:</text:p>
      <text:list xml:id="list736322114822208365" text:style-name="L20">
        <text:list-item>
          <text:p text:style-name="P31">ADD: The programme will add the new message to the stdICD</text:p>
        </text:list-item>
        <text:list-item>
          <text:p text:style-name="P31">REMOVE: Ignore the new entry and not add it to the stdICD</text:p>
        </text:list-item>
        <text:list-item>
          <text:p text:style-name="P31">REPLACE: Selecting this option will offer a drop down list of all applicable messages that the new message could replace. Selecting an option from this list and clicking okay, will remove the message you have selected from the stdIcd, and add this new message in it's place.</text:p>
        </text:list-item>
      </text:list>
      <text:p text:style-name="P29"/>
      <text:p text:style-name="P29">These changes should be immediately visible in the stdIcd, however they will not be come visible in the tool until the user loads a function, or task that includes said function, that uses a varible that has been altered during this process.</text:p>
      <text:p text:style-name="P29"/>
      <text:p text:style-name="P29">When the user does load this function, the colour of the text label should change to reflect this</text:p>
      <text:list xml:id="list5413717119646530922" text:style-name="L21">
        <text:list-item>
          <text:p text:style-name="P32">Green for an Added message</text:p>
        </text:list-item>
        <text:list-item>
          <text:p text:style-name="P32">Red for a removed message</text:p>
        </text:list-item>
        <text:list-item>
          <text:p text:style-name="P32">Blue for a modified message (usually from a replaced process)</text:p>
        </text:list-item>
      </text:list>
      <text:p text:style-name="P29"/>
      <text:p text:style-name="P29">if the user selects this message and right clicks, the context menu that shows 6 options, the lower 3 allow the user to accept, reject and null the accepted status of this change. This should be reflected by the background colour of the label:</text:p>
      <text:list xml:id="list154155606715405" text:continue-numbering="true" text:style-name="L21">
        <text:list-item>
          <text:p text:style-name="P32">Green for an Added message</text:p>
        </text:list-item>
        <text:list-item>
          <text:p text:style-name="P32">Red for a removed message</text:p>
        </text:list-item>
        <text:list-item>
          <text:p text:style-name="P37"><text:span text:style-name="T3">Blue for a modified message (usually from a replaced process)</text:span></text:p>
        </text:list-item>
      </text:list>
      <text:p text:style-name="P36"/>
      <text:p text:style-name="P36"/>
      <text:p text:style-name="P38"><text:span text:style-name="T1">Any changes to the accepted status of chance s immediately saved to the stdIcd, NOT the function xml. Meaning the user is accepting or rejecting the change for ALL FUNCTION AND TASKS</text:span></text:p>
      <text:p text:style-name="P6">(Should probably be changed though)</text:p>
      <text:p text:style-name="P29"><text:span text:style-name="T6"/></text:p>
      <text:p text:style-name="P20"/>
      <text:p text:style-name="P20"><text:span text:style-name="T6"/></text:p>
      <text:p text:style-name="P20"><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7T14:18:55.902231492</meta:creation-date>
    <dc:date>2016-06-17T15:41:53.730655809</dc:date>
    <meta:editing-duration>PT17M36S</meta:editing-duration>
    <meta:editing-cycles>1</meta:editing-cycles>
    <meta:document-statistic meta:table-count="0" meta:image-count="0" meta:object-count="0" meta:page-count="4" meta:paragraph-count="86" meta:word-count="1844" meta:character-count="10101" meta:non-whitespace-character-count="8389"/>
    <meta:generator>LibreOffice/4.2.8.2$Linux_X86_64 LibreOffice_project/420m0$Build-2</meta:generator>
  </office:meta>
</office:document-meta>
</file>